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Courier" svg:font-family="Courier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8" style:parent-style-name="DefaultParagraphFont" style:family="text">
      <style:text-properties fo:font-size="10pt" style:font-size-asian="10pt" style:font-size-complex="10pt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P10" style:parent-style-name="Standard" style:family="paragraph">
      <style:paragraph-properties fo:margin-top="0.1402in"/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ableColumn13" style:family="table-column">
      <style:table-column-properties style:column-width="6.243in" style:use-optimal-column-width="false"/>
    </style:style>
    <style:style style:name="TableColumn14" style:family="table-column">
      <style:table-column-properties style:column-width="1.0618in" style:use-optimal-column-width="false"/>
    </style:style>
    <style:style style:name="Table12" style:family="table">
      <style:table-properties style:width="7.3048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Textbody" style:family="paragraph">
      <style:paragraph-properties fo:margin-bottom="0in" fo:line-height="100%">
        <style:tab-stops>
          <style:tab-stop style:type="left" style:position="5.752in"/>
        </style:tab-stops>
      </style:paragraph-properties>
    </style:style>
    <style:style style:name="T1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P21" style:parent-style-name="Textbody" style:family="paragraph">
      <style:paragraph-properties fo:text-align="end" fo:margin-bottom="0in" fo:line-height="100%">
        <style:tab-stops>
          <style:tab-stop style:type="left" style:position="5.752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22" style:parent-style-name="Textbody" style:family="paragraph">
      <style:paragraph-properties fo:margin-bottom="0in" fo:line-height="100%"/>
      <style:text-properties fo:font-size="10pt" style:font-size-asian="10pt" style:font-size-complex="10pt"/>
    </style:style>
    <style:style style:name="P23" style:parent-style-name="Standard" style:family="paragraph">
      <style:text-properties fo:font-size="10pt" style:font-size-asian="10pt" style:font-size-complex="10pt"/>
    </style:style>
    <style:style style:name="P2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26" style:family="table-column">
      <style:table-column-properties style:column-width="2.9166in" style:use-optimal-column-width="false"/>
    </style:style>
    <style:style style:name="TableColumn27" style:family="table-column">
      <style:table-column-properties style:column-width="1.9444in" style:use-optimal-column-width="false"/>
    </style:style>
    <style:style style:name="TableColumn28" style:family="table-column">
      <style:table-column-properties style:column-width="2.4388in" style:use-optimal-column-width="false"/>
    </style:style>
    <style:style style:name="Table25" style:family="table">
      <style:table-properties style:width="7.3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ListParagraph" style:list-style-name="WWNum42" style:family="paragraph">
      <style:paragraph-properties fo:line-height="115%" fo:margin-left="0.2361in" fo:text-indent="-0.125in">
        <style:tab-stops/>
      </style:paragraph-properties>
      <style:text-properties fo:font-size="8pt" style:font-size-asian="8pt" style:font-size-complex="8pt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istParagraph" style:list-style-name="WWNum42" style:family="paragraph">
      <style:paragraph-properties fo:line-height="115%" fo:margin-left="0.2361in" fo:text-indent="-0.125in">
        <style:tab-stops/>
      </style:paragraph-properties>
      <style:text-properties fo:font-size="8pt" style:font-size-asian="8pt" style:font-size-complex="9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istParagraph" style:list-style-name="WWNum42" style:family="paragraph">
      <style:paragraph-properties fo:line-height="115%" fo:margin-left="0.2361in" fo:text-indent="-0.125in">
        <style:tab-stops/>
      </style:paragraph-properties>
      <style:text-properties fo:font-size="8pt" style:font-size-asian="8pt" style:font-size-complex="9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istParagraph" style:list-style-name="WWNum42" style:family="paragraph">
      <style:paragraph-properties fo:line-height="115%" fo:margin-left="0.2361in" fo:text-indent="-0.125in">
        <style:tab-stops>
          <style:tab-stop style:type="left" style:position="2.3701in"/>
        </style:tab-stops>
      </style:paragraph-properties>
      <style:text-properties fo:font-size="8pt" style:font-size-asian="8pt" style:font-size-complex="9pt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istParagraph" style:list-style-name="WWNum42" style:family="paragraph">
      <style:paragraph-properties fo:line-height="115%" fo:margin-left="0.2361in" fo:text-indent="-0.125in">
        <style:tab-stops/>
      </style:paragraph-properties>
      <style:text-properties fo:font-size="8pt" style:font-size-asian="8pt" style:font-size-complex="9pt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istParagraph" style:list-style-name="WWNum42" style:family="paragraph">
      <style:paragraph-properties fo:line-height="115%" fo:margin-left="0.2347in" fo:text-indent="-0.125in">
        <style:tab-stops/>
      </style:paragraph-properties>
      <style:text-properties fo:font-size="8pt" style:font-size-asian="8pt" style:font-size-complex="9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istParagraph" style:list-style-name="WWNum42" style:family="paragraph">
      <style:paragraph-properties fo:line-height="115%" fo:margin-left="0.2361in" fo:text-indent="-0.125in">
        <style:tab-stops/>
      </style:paragraph-properties>
      <style:text-properties fo:font-size="8pt" style:font-size-asian="8pt" style:font-size-complex="9pt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istParagraph" style:list-style-name="WWNum42" style:family="paragraph">
      <style:paragraph-properties fo:line-height="115%" fo:margin-left="0.2361in" fo:text-indent="-0.125in">
        <style:tab-stops/>
      </style:paragraph-properties>
    </style:style>
    <style:style style:name="T48" style:parent-style-name="DefaultParagraphFont" style:family="text">
      <style:text-properties fo:font-size="8pt" style:font-size-asian="8pt" style:font-size-complex="9pt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istParagraph" style:list-style-name="WWNum42" style:family="paragraph">
      <style:paragraph-properties fo:line-height="115%" fo:margin-left="0.2361in" fo:text-indent="-0.125in">
        <style:tab-stops/>
      </style:paragraph-properties>
      <style:text-properties fo:font-size="8pt" style:font-size-asian="8pt" style:font-size-complex="9pt"/>
    </style:style>
    <style:style style:name="P51" style:parent-style-name="Standard" style:family="paragraph">
      <style:paragraph-properties fo:margin-top="0.1402in"/>
      <style:text-properties fo:font-weight="bold" style:font-weight-asian="bold" style:font-weight-complex="bold"/>
    </style:style>
    <style:style style:name="T52" style:parent-style-name="DefaultParagraphFont" style:family="text">
      <style:text-properties fo:font-size="6pt" style:font-size-asian="6pt" style:font-size-complex="6pt"/>
    </style:style>
    <style:style style:name="T53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54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55" style:parent-style-name="DefaultParagraphFont" style:family="text">
      <style:text-properties fo:font-size="9pt" style:font-size-asian="9pt" style:font-size-complex="9pt"/>
    </style:style>
    <style:style style:name="T5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57" style:parent-style-name="DefaultParagraphFont" style:family="text">
      <style:text-properties fo:font-size="9pt" style:font-size-asian="9pt" style:font-size-complex="9pt"/>
    </style:style>
    <style:style style:name="T58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59" style:parent-style-name="DefaultParagraphFont" style:family="text">
      <style:text-properties fo:font-size="9pt" style:font-size-asian="9pt" style:font-size-complex="9pt"/>
    </style:style>
    <style:style style:name="T6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61" style:parent-style-name="DefaultParagraphFont" style:family="text">
      <style:text-properties fo:font-size="9pt" style:font-size-asian="9pt" style:font-size-complex="9pt"/>
    </style:style>
    <style:style style:name="T62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63" style:parent-style-name="DefaultParagraphFont" style:family="text">
      <style:text-properties fo:font-size="9pt" style:font-size-asian="9pt" style:font-size-complex="9pt"/>
    </style:style>
    <style:style style:name="P64" style:parent-style-name="Standard" style:family="paragraph">
      <style:paragraph-properties fo:margin-top="0.1402in"/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ableColumn67" style:family="table-column">
      <style:table-column-properties style:column-width="6.3055in" style:use-optimal-column-width="false"/>
    </style:style>
    <style:style style:name="TableColumn68" style:family="table-column">
      <style:table-column-properties style:column-width="1.0055in" style:use-optimal-column-width="false"/>
    </style:style>
    <style:style style:name="Table66" style:family="table">
      <style:table-properties style:width="7.3111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T7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72" style:parent-style-name="DefaultParagraphFont" style:family="text">
      <style:text-properties fo:font-size="10pt" style:font-size-asian="10pt" style:font-size-complex="10pt"/>
    </style:style>
    <style:style style:name="T73" style:parent-style-name="DefaultParagraphFont" style:family="text">
      <style:text-properties fo:font-size="10pt" style:font-size-asian="10pt" style:font-size-complex="10pt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P76" style:parent-style-name="ListParagraph" style:list-style-name="LFO7" style:family="paragraph">
      <style:text-properties fo:font-size="9pt" style:font-size-asian="9pt" style:font-size-complex="9pt"/>
    </style:style>
    <style:style style:name="P77" style:parent-style-name="ListParagraph" style:list-style-name="LFO7" style:family="paragraph">
      <style:text-properties fo:font-size="9pt" style:font-size-asian="9pt" style:font-size-complex="9pt"/>
    </style:style>
    <style:style style:name="P78" style:parent-style-name="ListParagraph" style:list-style-name="LFO7" style:family="paragraph">
      <style:text-properties fo:font-size="9pt" style:font-size-asian="9pt" style:font-size-complex="9pt"/>
    </style:style>
    <style:style style:name="P79" style:parent-style-name="ListParagraph" style:list-style-name="LFO7" style:family="paragraph"/>
    <style:style style:name="T80" style:parent-style-name="BodyTextChar" style:family="text">
      <style:text-properties fo:font-size="9pt" style:font-size-asian="9pt"/>
    </style:style>
    <style:style style:name="P81" style:parent-style-name="ListParagraph" style:family="paragraph">
      <style:paragraph-properties fo:margin-left="0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olumn83" style:family="table-column">
      <style:table-column-properties style:column-width="6.3055in" style:use-optimal-column-width="false"/>
    </style:style>
    <style:style style:name="TableColumn84" style:family="table-column">
      <style:table-column-properties style:column-width="1.0055in" style:use-optimal-column-width="false"/>
    </style:style>
    <style:style style:name="Table82" style:family="table">
      <style:table-properties style:width="7.3111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T87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88" style:parent-style-name="DefaultParagraphFont" style:family="text">
      <style:text-properties fo:font-size="10pt" style:font-size-asian="10pt" style:font-size-complex="10pt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P90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P91" style:parent-style-name="ListParagraph" style:list-style-name="LFO7" style:family="paragraph">
      <style:text-properties fo:font-size="9pt" style:font-size-asian="9pt" style:font-size-complex="9pt"/>
    </style:style>
    <style:style style:name="P92" style:parent-style-name="ListParagraph" style:list-style-name="LFO7" style:family="paragraph">
      <style:text-properties fo:font-size="9pt" style:font-size-asian="9pt" style:font-size-complex="9pt"/>
    </style:style>
    <style:style style:name="P93" style:parent-style-name="ListParagraph" style:list-style-name="LFO7" style:family="paragraph">
      <style:text-properties fo:font-size="9pt" style:font-size-asian="9pt" style:font-size-complex="9pt"/>
    </style:style>
    <style:style style:name="P94" style:parent-style-name="ListParagraph" style:list-style-name="LFO7" style:family="paragraph">
      <style:text-properties fo:font-size="9pt" style:font-size-asian="9pt" style:font-size-complex="9pt"/>
    </style:style>
    <style:style style:name="P95" style:parent-style-name="ListParagraph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olumn97" style:family="table-column">
      <style:table-column-properties style:column-width="6.3055in" style:use-optimal-column-width="false"/>
    </style:style>
    <style:style style:name="TableColumn98" style:family="table-column">
      <style:table-column-properties style:column-width="1.0055in" style:use-optimal-column-width="false"/>
    </style:style>
    <style:style style:name="Table96" style:family="table">
      <style:table-properties style:width="7.3111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P101" style:parent-style-name="ListParagraph" style:family="paragraph">
      <style:paragraph-properties fo:margin-left="0in">
        <style:tab-stops/>
      </style:paragraph-properties>
    </style:style>
    <style:style style:name="T10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03" style:parent-style-name="DefaultParagraphFont" style:family="text">
      <style:text-properties fo:font-size="10pt" style:font-size-asian="10pt" style:font-size-complex="10pt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P106" style:parent-style-name="ListParagraph" style:list-style-name="LFO7" style:family="paragraph">
      <style:text-properties fo:font-size="9pt" style:font-size-asian="9pt" style:font-size-complex="9pt"/>
    </style:style>
    <style:style style:name="P107" style:parent-style-name="ListParagraph" style:list-style-name="LFO7" style:family="paragraph"/>
    <style:style style:name="T108" style:parent-style-name="BodyTextChar" style:family="text">
      <style:text-properties fo:font-size="9pt" style:font-size-asian="9pt"/>
    </style:style>
    <style:style style:name="P109" style:parent-style-name="ListParagraph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olumn111" style:family="table-column">
      <style:table-column-properties style:column-width="6.3055in" style:use-optimal-column-width="false"/>
    </style:style>
    <style:style style:name="TableColumn112" style:family="table-column">
      <style:table-column-properties style:column-width="1.0055in" style:use-optimal-column-width="false"/>
    </style:style>
    <style:style style:name="Table110" style:family="table">
      <style:table-properties style:width="7.3111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P115" style:parent-style-name="ListParagraph" style:family="paragraph">
      <style:paragraph-properties fo:margin-left="0in">
        <style:tab-stops/>
      </style:paragraph-properties>
    </style:style>
    <style:style style:name="T116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17" style:parent-style-name="DefaultParagraphFont" style:family="text">
      <style:text-properties fo:font-size="10pt" style:font-size-asian="10pt" style:font-size-complex="10pt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P119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P120" style:parent-style-name="ListParagraph" style:list-style-name="LFO7" style:family="paragraph"/>
    <style:style style:name="T121" style:parent-style-name="BodyTextChar" style:family="text">
      <style:text-properties fo:font-size="9pt" style:font-size-asian="9pt"/>
    </style:style>
    <style:style style:name="P122" style:parent-style-name="ListParagraph" style:list-style-name="LFO7" style:family="paragraph"/>
    <style:style style:name="T123" style:parent-style-name="BodyTextChar" style:family="text">
      <style:text-properties fo:font-size="9pt" style:font-size-asian="9pt"/>
    </style:style>
    <style:style style:name="P124" style:parent-style-name="Standard" style:family="paragraph">
      <style:paragraph-properties fo:margin-top="0.1402in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 fo:font-size="6pt" style:font-size-asian="6pt" style:font-size-complex="6pt"/>
    </style:style>
    <style:style style:name="TableColumn128" style:family="table-column">
      <style:table-column-properties style:column-width="6.3055in" style:use-optimal-column-width="false"/>
    </style:style>
    <style:style style:name="TableColumn129" style:family="table-column">
      <style:table-column-properties style:column-width="1.0055in" style:use-optimal-column-width="false"/>
    </style:style>
    <style:style style:name="Table127" style:family="table">
      <style:table-properties style:width="7.3111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P135" style:parent-style-name="ListParagraph" style:list-style-name="LFO7" style:family="paragraph"/>
    <style:style style:name="T136" style:parent-style-name="BodyTextChar" style:family="text">
      <style:text-properties fo:font-size="9pt" style:font-size-asian="9pt"/>
    </style:style>
    <style:style style:name="T137" style:parent-style-name="BodyTextChar" style:family="text">
      <style:text-properties fo:font-size="9pt" style:font-size-asian="9pt"/>
    </style:style>
    <style:style style:name="T138" style:parent-style-name="BodyTextChar" style:family="text">
      <style:text-properties fo:font-style="italic" style:font-style-asian="italic" style:font-style-complex="italic" fo:font-size="9pt" style:font-size-asian="9pt"/>
    </style:style>
    <style:style style:name="T139" style:parent-style-name="BodyTextChar" style:family="text">
      <style:text-properties fo:font-size="9pt" style:font-size-asian="9pt"/>
    </style:style>
    <style:style style:name="T140" style:parent-style-name="BodyTextChar" style:family="text">
      <style:text-properties fo:font-size="9pt" style:font-size-asian="9pt"/>
    </style:style>
    <style:style style:name="T141" style:parent-style-name="BodyTextChar" style:family="text">
      <style:text-properties fo:font-style="italic" style:font-style-asian="italic" style:font-style-complex="italic" fo:font-size="9pt" style:font-size-asian="9pt"/>
    </style:style>
    <style:style style:name="T142" style:parent-style-name="BodyTextChar" style:family="text">
      <style:text-properties fo:font-size="9pt" style:font-size-asian="9pt"/>
    </style:style>
    <style:style style:name="P143" style:parent-style-name="ListParagraph" style:list-style-name="LFO7" style:family="paragraph"/>
    <style:style style:name="T144" style:parent-style-name="BodyTextChar" style:family="text">
      <style:text-properties fo:font-size="9pt" style:font-size-asian="9pt"/>
    </style:style>
    <style:style style:name="P145" style:parent-style-name="ListParagraph" style:list-style-name="LFO7" style:family="paragraph"/>
    <style:style style:name="T146" style:parent-style-name="BodyTextChar" style:family="text">
      <style:text-properties fo:font-size="9pt" style:font-size-asian="9pt"/>
    </style:style>
    <style:style style:name="T147" style:parent-style-name="BodyTextChar" style:family="text">
      <style:text-properties fo:font-size="9pt" style:font-size-asian="9pt" style:font-size-complex="9pt"/>
    </style:style>
    <style:style style:name="P148" style:parent-style-name="ListParagraph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TableColumn150" style:family="table-column">
      <style:table-column-properties style:column-width="6.1847in" style:use-optimal-column-width="false"/>
    </style:style>
    <style:style style:name="TableColumn151" style:family="table-column">
      <style:table-column-properties style:column-width="1.1263in" style:use-optimal-column-width="false"/>
    </style:style>
    <style:style style:name="Table149" style:family="table">
      <style:table-properties style:width="7.3111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istParagraph" style:family="paragraph">
      <style:paragraph-properties fo:margin-left="0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P157" style:parent-style-name="ListParagraph" style:list-style-name="LFO7" style:family="paragraph"/>
    <style:style style:name="T158" style:parent-style-name="BodyTextChar" style:family="text">
      <style:text-properties fo:font-size="9pt" style:font-size-asian="9pt"/>
    </style:style>
    <style:style style:name="P159" style:parent-style-name="ListParagraph" style:list-style-name="LFO7" style:family="paragraph"/>
    <style:style style:name="T160" style:parent-style-name="BodyTextChar" style:family="text">
      <style:text-properties fo:font-size="9pt" style:font-size-asian="9pt"/>
    </style:style>
    <style:style style:name="T161" style:parent-style-name="BodyTextChar" style:family="text">
      <style:text-properties fo:font-size="9pt" style:font-size-asian="9pt"/>
    </style:style>
    <style:style style:name="T162" style:parent-style-name="BodyTextChar" style:family="text">
      <style:text-properties fo:font-size="9pt" style:font-size-asian="9pt"/>
    </style:style>
    <style:style style:family="graphic" style:name="a0">
      <style:graphic-properties style:wrap="run-through" style:run-through="foreground" draw:fill="none" draw:stroke="solid" svg:stroke-width="0.0138in" svg:stroke-color="#9f0c0c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in" svg:stroke-color="#9f0c0c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in" svg:stroke-color="#9f0c0c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in" svg:stroke-color="#9f0c0c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7">Objective:<text:s/></text:span><text:span text:style-name="T8">Summer of 2021 i</text:span><text:span text:style-name="T9">nternship in computer architecture, digital hardware design, or hardware verification</text:span></text:p>
      <text:p text:style-name="P10">Education</text:p>
      <text:p text:style-name="Standard"><text:span text:style-name="T11"><draw:connector draw:type="line" svg:x1="0.0083in" svg:y1="0.028in" svg:x2="7.30483in" svg:y2="0.028in" draw:z-index="251658240" draw:id="id0" draw:style-name="a0" draw:name="Shape1" text:anchor-type="paragraph"><svg:title/><svg:desc/></draw:connector></text:span>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University of Wisconsin-Madison</text:span><text:span text:style-name="T19"><text:s/>(GPA: 3.85/4.00)</text:span></text:p>
          </table:table-cell>
          <table:table-cell table:style-name="TableCell20">
            <text:p text:style-name="P21">Spring 2021</text:p>
          </table:table-cell>
        </table:table-row>
      </table:table>
      <text:p text:style-name="P22">Bachelor of Science in both Computer Engineering and Computer Science</text:p>
      <text:p text:style-name="P23"/>
      <text:p text:style-name="P24">Related College Coursework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list text:style-name="WWNum42">
              <text:list-item>
                <text:p text:style-name="P31">Advanced Computer Architecture 2 (757)</text:p>
              </text:list-item>
            </text:list>
          </table:table-cell>
          <table:table-cell table:style-name="TableCell32">
            <text:list text:style-name="WWNum42" text:continue-numbering="true">
              <text:list-item>
                <text:p text:style-name="P33">Computer Architecture (552)</text:p>
              </text:list-item>
            </text:list>
          </table:table-cell>
          <table:table-cell table:style-name="TableCell34">
            <text:list text:style-name="WWNum42" text:continue-numbering="true">
              <text:list-item>
                <text:p text:style-name="P35">Digital System Design &amp; Synthesis (551)</text:p>
              </text:list-item>
            </text:list>
          </table:table-cell>
        </table:table-row>
        <table:table-row table:style-name="TableRow36">
          <table:table-cell table:style-name="TableCell37">
            <text:list text:style-name="WWNum42" text:continue-numbering="true">
              <text:list-item>
                <text:p text:style-name="P38">Parallel and<text:s/>Throughput-Optimized Programming (639)</text:p>
              </text:list-item>
            </text:list>
          </table:table-cell>
          <table:table-cell table:style-name="TableCell39">
            <text:list text:style-name="WWNum42" text:continue-numbering="true">
              <text:list-item>
                <text:p text:style-name="P40">Operating Systems (537)</text:p>
              </text:list-item>
            </text:list>
          </table:table-cell>
          <table:table-cell table:style-name="TableCell41">
            <text:list text:style-name="WWNum42" text:continue-numbering="true">
              <text:list-item>
                <text:p text:style-name="P42">Introduction to Artificial Intelligence<text:s/>(540)</text:p>
              </text:list-item>
            </text:list>
          </table:table-cell>
        </table:table-row>
        <table:table-row table:style-name="TableRow43">
          <table:table-cell table:style-name="TableCell44">
            <text:list text:style-name="WWNum42" text:continue-numbering="true">
              <text:list-item>
                <text:p text:style-name="P45">Object Oriented Programming &amp; Data Structures (400)</text:p>
              </text:list-item>
            </text:list>
          </table:table-cell>
          <table:table-cell table:style-name="TableCell46">
            <text:list text:style-name="WWNum42" text:continue-numbering="true">
              <text:list-item>
                <text:p text:style-name="P47"><text:span text:style-name="T48">Microprocessor Systems (353)</text:span></text:p>
              </text:list-item>
            </text:list>
          </table:table-cell>
          <table:table-cell table:style-name="TableCell49">
            <text:list text:style-name="WWNum42" text:continue-numbering="true">
              <text:list-item>
                <text:p text:style-name="P50">Circuits and Circuits Analysis (230 &amp; 340)</text:p>
              </text:list-item>
            </text:list>
          </table:table-cell>
        </table:table-row>
      </table:table>
      <text:p text:style-name="P51">Skills</text:p>
      <text:p text:style-name="Standard"><text:span text:style-name="T52"><draw:connector draw:type="line" svg:x1="0.0083in" svg:y1="0.0311in" svg:x2="7.30483in" svg:y2="0.0311in" draw:z-index="251659264" draw:id="id1" draw:style-name="a1" draw:name="Shape1_0" text:anchor-type="paragraph"><svg:title/><svg:desc/></draw:connector></text:span></text:p>
      <text:p text:style-name="Standard"><text:span text:style-name="T53">Programming<text:s/></text:span><text:span text:style-name="T54">Languages:</text:span><text:span text:style-name="T55"><text:s/>C, Python, Java, Shell Scripting</text:span></text:p>
      <text:p text:style-name="Standard"><text:span text:style-name="T56">Hardware Description Languages:</text:span><text:span text:style-name="T57"><text:s/>Verilog, System Verilog</text:span></text:p>
      <text:p text:style-name="Standard"><text:span text:style-name="T58">Software:</text:span><text:span text:style-name="T59"><text:s/>ModelSim, Icarus, Quartus, Vim, git, gem5</text:span></text:p>
      <text:p text:style-name="Standard"><text:span text:style-name="T60">Operating Systems:</text:span><text:span text:style-name="T61"><text:s/>Linux (Ubuntu), MacOS, Windows</text:span></text:p>
      <text:p text:style-name="Standard"><text:span text:style-name="T62">Databases:</text:span><text:span text:style-name="T63"><text:s/>MySQL</text:span></text:p>
      <text:p text:style-name="P64">Work Experience</text:p>
      <text:p text:style-name="Standard"><text:span text:style-name="T65"><draw:connector draw:type="line" svg:x1="0.0083in" svg:y1="0.0173in" svg:x2="7.32427in" svg:y2="0.0173in" draw:z-index="2" draw:id="id2" draw:style-name="a2" draw:name="Shape1_1" text:anchor-type="paragraph"><svg:title/><svg:desc/></draw:connector></text:span></text:p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Standard"><text:span text:style-name="T71">Arm</text:span><text:span text:style-name="T72"><text:s/>–<text:s/></text:span><text:span text:style-name="T73">Austin, TX</text:span></text:p>
          </table:table-cell>
          <table:table-cell table:style-name="TableCell74">
            <text:p text:style-name="P75">Summer 2020</text:p>
          </table:table-cell>
        </table:table-row>
      </table:table>
      <text:p text:style-name="Standard"><text:span text:style-name="BodyTextChar">Hardware Engineering Internship –<text:s/></text:span><text:span text:style-name="BodyTextChar">Systems Interconnect Verification Team</text:span></text:p>
      <text:list text:style-name="LFO7" text:continue-numbering="true">
        <text:list-item>
          <text:p text:style-name="P76">Developed internal python tool to analyze the use of all plusargs within the UVM testbenches</text:p>
        </text:list-item>
        <text:list-item>
          <text:p text:style-name="P77">Fixed UVM register definition auto-generation for more flexible RAL models</text:p>
        </text:list-item>
        <text:list-item>
          <text:p text:style-name="P78">Programmed module for modeling transactions between a master device to interconnect return nodes in SystemC</text:p>
        </text:list-item>
        <text:list-item>
          <text:p text:style-name="P79"><text:span text:style-name="T80">Formally verified round robin and LSB priority arbiters using system verilog assertions</text:span></text:p>
        </text:list-item>
      </text:list>
      <text:p text:style-name="P81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Standard"><text:span text:style-name="T87">Qualcomm</text:span><text:span text:style-name="T88"><text:s/>– San Diego, CA</text:span></text:p>
          </table:table-cell>
          <table:table-cell table:style-name="TableCell89">
            <text:p text:style-name="P90">Summer 2019</text:p>
          </table:table-cell>
        </table:table-row>
      </table:table>
      <text:p text:style-name="Standard"><text:span text:style-name="BodyTextChar">Software Engineering Internship – Linux Kernel Memory Team</text:span></text:p>
      <text:list text:style-name="LFO7" text:continue-numbering="true">
        <text:list-item>
          <text:p text:style-name="P91">Improved kernel ION allocation<text:s/>memory<text:s/>speeds by ~10%<text:s/></text:p>
        </text:list-item>
        <text:list-item>
          <text:p text:style-name="P92">Analyzed the efficiency of IOVA’s use of caching and compared it with MMAP’s gap searching RBTree</text:p>
        </text:list-item>
        <text:list-item>
          <text:p text:style-name="P93">Created internal python tool for parsing Linux RAM dump binaries</text:p>
        </text:list-item>
        <text:list-item>
          <text:p text:style-name="P94">Worked towards shifting mmap allocations to use the mempool API</text:p>
        </text:list-item>
      </text:list>
      <text:p text:style-name="P95"/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<text:span text:style-name="T102">Suvola</text:span><text:span text:style-name="T103"><text:s/>– Austin, TX</text:span></text:p>
          </table:table-cell>
          <table:table-cell table:style-name="TableCell104">
            <text:p text:style-name="P105">Summer 2018</text:p>
          </table:table-cell>
        </table:table-row>
      </table:table>
      <text:p text:style-name="Standard"><text:span text:style-name="BodyTextChar">Software Engineering Internship – Cybersecurity Device Development</text:span></text:p>
      <text:list text:style-name="LFO7" text:continue-numbering="true">
        <text:list-item>
          <text:p text:style-name="P106">Assisted patent creation for a cybersecurity device through flowcharts, device descriptions, and outside patent research</text:p>
        </text:list-item>
        <text:list-item>
          <text:p text:style-name="P107"><text:span text:style-name="T108">Coded a proof of concept java backend to demonstrate the device’s functionality</text:span></text:p>
        </text:list-item>
      </text:list>
      <text:p text:style-name="P109"/>
      <table:table table:style-name="Table110">
        <table:table-columns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<text:span text:style-name="T116">SimpleRisk</text:span><text:span text:style-name="T117"><text:s/>– Austin, TX</text:span></text:p>
          </table:table-cell>
          <table:table-cell table:style-name="TableCell118">
            <text:p text:style-name="P119">Summer 2018</text:p>
          </table:table-cell>
        </table:table-row>
      </table:table>
      <text:p text:style-name="Standard"><text:span text:style-name="BodyTextChar">Programming</text:span><text:span text:style-name="BodyTextChar"><text:s/>Internship – Governance, Risk Management, and Compliance Website</text:span></text:p>
      <text:list text:style-name="LFO7" text:continue-numbering="true">
        <text:list-item>
          <text:p text:style-name="P120"><text:span text:style-name="T121">Minor syntax and bug fixes for MySQL database queries</text:span></text:p>
        </text:list-item>
        <text:list-item>
          <text:p text:style-name="P122"><text:span text:style-name="T123">Added explicit user-based comment permissions within page sections</text:span></text:p>
        </text:list-item>
      </text:list>
      <text:p text:style-name="P124"><text:span text:style-name="T125">Projects</text:span></text:p>
      <text:p text:style-name="Standard"><text:span text:style-name="T126"><draw:connector draw:type="line" svg:x1="0.0083in" svg:y1="0.0173in" svg:x2="7.33052in" svg:y2="0.0173in" draw:z-index="3" draw:id="id3" draw:style-name="a3" draw:name="Shape1_2" text:anchor-type="paragraph"><svg:title/><svg:desc/></draw:connector></text:span></text:p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Computer<text:s/>Science and Engineering Projects</text:p>
          </table:table-cell>
          <table:table-cell table:style-name="TableCell133">
            <text:p text:style-name="P134">2018 - 2020</text:p>
          </table:table-cell>
        </table:table-row>
      </table:table>
      <text:p text:style-name="Standard"><text:span text:style-name="BodyTextChar">Projects created through computer science and engineering courses</text:span></text:p>
      <text:list text:style-name="LFO7" text:continue-numbering="true">
        <text:list-item>
          <text:p text:style-name="P135"><text:span text:style-name="T136">Predicted performance for coherence decoupled systems (directory-based MESI protocol) using a 2-level predictor</text:span></text:p>
        </text:list-item>
      </text:list>
      <text:p text:style-name="ListParagraph"><text:span text:style-name="T137">for<text:s/></text:span><text:span text:style-name="T138">improved</text:span><text:span text:style-name="T139"><text:s/>accuracy, and estim</text:span><text:span text:style-name="T140">ated rollback costs for<text:s/></text:span><text:span text:style-name="T141">complete</text:span><text:span text:style-name="T142"><text:s/>accuracy using the gem5 architecture simulator</text:span></text:p>
      <text:list text:style-name="LFO7" text:continue-numbering="true">
        <text:list-item>
          <text:p text:style-name="P143"><text:span text:style-name="T144">Self-balancing Segway written in Verilog for a DE0-Nano FPGA board</text:span></text:p>
        </text:list-item>
        <text:list-item>
          <text:p text:style-name="P145"><text:span text:style-name="T146">Synthesized 5-stage pipelined CPU with separate, 2-way set associative Instruction and Data Caches</text:span></text:p>
        </text:list-item>
      </text:list>
      <text:p text:style-name="ListParagraph"><text:span text:style-name="T147">(using an LRU replacement policy) written in Verilog</text:span></text:p>
      <text:p text:style-name="P148"/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Hackathons (HackNYU and HackMobile)</text:p>
          </table:table-cell>
          <table:table-cell table:style-name="TableCell155">
            <text:p text:style-name="P156">2018 - 2019</text:p>
          </table:table-cell>
        </table:table-row>
      </table:table>
      <text:p text:style-name="Standard"><text:span text:style-name="BodyTextChar">48- and 24-hour coding project competitions</text:span></text:p>
      <text:list text:style-name="LFO7" text:continue-numbering="true">
        <text:list-item>
          <text:p text:style-name="P157"><text:span text:style-name="T158">Developed a mobile iOS application for animal photo recognition using Microsoft’s Custom Vision API</text:span></text:p>
        </text:list-item>
        <text:list-item>
          <text:p text:style-name="P159"><text:span text:style-name="T160">Wrote<text:s/></text:span><text:span text:style-name="T161">an<text:s/></text:span><text:span text:style-name="T162">Android app that sends dense packets of information to proactively track lost people (connection-free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Courier" svg:font-family="Courier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HeaderandFooter">
      <style:paragraph-properties>
        <style:tab-stops>
          <style:tab-stop style:type="center" style:position="3.95in"/>
          <style:tab-stop style:type="right" style:position="7.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style:font-name-complex="Courier New"/>
    </style:style>
    <style:style style:name="ListLabel68" style:display-name="ListLabel 68" style:family="text">
      <style:text-properties style:font-name-complex="Courier New"/>
    </style:style>
    <style:style style:name="BodyTextChar" style:display-name="Body Text Char" style:family="text" style:parent-style-name="DefaultParagraphFont">
      <style:text-properties fo:font-size="10pt" style:font-size-asian="10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42" style:display-name="WWNum4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"/>
    </style:style>
    <style:style style:name="WW_CharLFO3LVL3" style:family="text">
      <style:text-properties style:font-name="Symbol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"/>
    </style:style>
    <style:style style:name="WW_CharLFO3LVL6" style:family="text">
      <style:text-properties style:font-name="Symbol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"/>
    </style:style>
    <style:style style:name="WW_CharLFO3LVL9" style:family="text">
      <style:text-properties style:font-name="Symbol"/>
    </style:style>
    <text:list-style style:name="WWNum14" style:display-name="WWNum14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0" style:display-name="WWNum40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34" style:display-name="WWNum3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6in" fo:margin-left="0.6in" fo:margin-bottom="0.5in" fo:margin-right="0.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02in"/>
      </style:header-style>
      <style:footer-style>
        <style:header-footer-properties style:dynamic-spacing="true" fo:min-height="0.1in"/>
      </style:footer-style>
    </style:page-layout>
    <style:style style:name="P2" style:parent-style-name="Header" style:family="paragraph">
      <style:paragraph-properties fo:text-align="center" fo:line-height="115%">
        <style:tab-stops>
          <style:tab-stop style:type="center" style:position="3.5645in"/>
          <style:tab-stop style:type="right" style:position="6.925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" style:parent-style-name="Header" style:family="paragraph">
      <style:paragraph-properties fo:text-align="center" fo:line-height="115%">
        <style:tab-stops>
          <style:tab-stop style:type="center" style:position="3.252in"/>
          <style:tab-stop style:type="right" style:position="6.925in"/>
        </style:tab-stops>
      </style:paragraph-properties>
    </style:style>
    <style:style style:name="T4" style:parent-style-name="DefaultParagraphFont" style:family="text">
      <style:text-properties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  <style:style style:name="T6" style:parent-style-name="DefaultParagraphFont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Reese Kuper</text:p>
        <text:p text:style-name="P3"><text:span text:style-name="T4">reesekuper.com |<text:s/></text:span><text:a xlink:href="mailto:reese.kuper@gmail.com" office:target-frame-name="_top" xlink:show="replace"><text:span text:style-name="T5">reese.kuper@gmail.com</text:span></text:a><text:span text:style-name="T6"><text:s/>| 847-848-5208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ESE ALEXANDER KUPER</dc:creator>
    <meta:creation-date>2020-07-04T21:36:00Z</meta:creation-date>
    <dc:date>2020-10-14T06:28:00Z</dc:date>
    <meta:template xlink:href="Normal.dotm" xlink:type="simple"/>
    <meta:editing-cycles>61</meta:editing-cycles>
    <meta:editing-duration>PT135720S</meta:editing-duration>
    <meta:document-statistic meta:page-count="1" meta:paragraph-count="6" meta:word-count="472" meta:character-count="3158" meta:row-count="22" meta:non-whitespace-character-count="2692"/>
  </office:meta>
</office:document-meta>
</file>